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7.784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4.325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5.0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Default"/>
        <table:table-column table:style-name="co3" table:number-columns-repeated="16370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Montante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Taxa Selic a.a. →</text:p>
          </table:table-cell>
          <table:table-cell table:style-name="ce6" office:value-type="percentage" office:value="0.1375" calcext:value-type="percentage">
            <text:p>13,75%</text:p>
          </table:table-cell>
          <table:table-cell/>
          <table:table-cell office:value-type="string" calcext:value-type="string">
            <text:p>Valor por ação</text:p>
          </table:table-cell>
          <table:table-cell table:style-name="ce1" office:value-type="string" calcext:value-type="string">
            <text:p>Lucro por ação</text:p>
          </table:table-cell>
          <table:table-cell office:value-type="string" calcext:value-type="string">
            <text:p>Número de ações</text:p>
          </table:table-cell>
          <table:table-cell office:value-type="string" calcext:value-type="string">
            <text:p>Lucro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4]+[.$F$5])*-1" office:value-type="float" office:value="-9066.85" calcext:value-type="float">
            <text:p>-9.066,85</text:p>
          </table:table-cell>
          <table:table-cell table:style-name="ce2"/>
          <table:table-cell table:style-name="ce3" office:value-type="date" office:date-value="2020-01-01" calcext:value-type="date">
            <text:p>01/01/20</text:p>
          </table:table-cell>
          <table:table-cell table:style-name="ce5" office:value-type="string" calcext:value-type="string">
            <text:p>Taxa de correção a.m. →</text:p>
          </table:table-cell>
          <table:table-cell table:style-name="ce7" table:formula="of:=POWER([.F1]+1;1/12)" office:value-type="float" office:value="1.01079391108213" calcext:value-type="float">
            <text:p>1,01079</text:p>
          </table:table-cell>
          <table:table-cell/>
          <table:table-cell table:style-name="ce2" office:value-type="float" office:value="87.449997" calcext:value-type="float">
            <text:p>87,45</text:p>
          </table:table-cell>
          <table:table-cell office:value-type="float" office:value="4.26" calcext:value-type="float">
            <text:p>4,26</text:p>
          </table:table-cell>
          <table:table-cell table:formula="of:=[.$F$10]+FLOOR([.$F$9]/[.H2])" office:value-type="float" office:value="2299" calcext:value-type="float">
            <text:p>2299</text:p>
          </table:table-cell>
          <table:table-cell table:formula="of:=[.J2]*[.I2]" office:value-type="float" office:value="9793.74" calcext:value-type="float">
            <text:p>9.793,7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2-01" calcext:value-type="date">
            <text:p>01/02/20</text:p>
          </table:table-cell>
          <table:table-cell table:style-name="ce5"/>
          <table:table-cell table:style-name="ce2"/>
          <table:table-cell/>
          <table:table-cell table:style-name="ce2" office:value-type="float" office:value="90.010002" calcext:value-type="float">
            <text:p>90,01</text:p>
          </table:table-cell>
          <table:table-cell office:value-type="float" office:value="0" calcext:value-type="float">
            <text:p>0,00</text:p>
          </table:table-cell>
          <table:table-cell table:formula="of:=[.J2]+FLOOR([.$F$9]/[.H2])" office:value-type="float" office:value="2305" calcext:value-type="float">
            <text:p>2305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3-01" calcext:value-type="date">
            <text:p>01/03/20</text:p>
          </table:table-cell>
          <table:table-cell table:style-name="ce5" office:value-type="string" calcext:value-type="string">
            <text:p>Sinal →</text:p>
          </table:table-cell>
          <table:table-cell table:style-name="ce2" office:value-type="float" office:value="8373.08" calcext:value-type="float">
            <text:p>8.373,08</text:p>
          </table:table-cell>
          <table:table-cell/>
          <table:table-cell table:style-name="ce2" office:value-type="float" office:value="96" calcext:value-type="float">
            <text:p>96,00</text:p>
          </table:table-cell>
          <table:table-cell office:value-type="float" office:value="0" calcext:value-type="float">
            <text:p>0,00</text:p>
          </table:table-cell>
          <table:table-cell table:formula="of:=[.J3]+FLOOR([.$F$9]/[.H3])" office:value-type="float" office:value="2311" calcext:value-type="float">
            <text:p>2311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4-01" calcext:value-type="date">
            <text:p>01/04/20</text:p>
          </table:table-cell>
          <table:table-cell table:style-name="ce5" office:value-type="string" calcext:value-type="string">
            <text:p>Prestação do apto. →</text:p>
          </table:table-cell>
          <table:table-cell table:style-name="ce2" office:value-type="float" office:value="693.77" calcext:value-type="float">
            <text:p>693,77</text:p>
          </table:table-cell>
          <table:table-cell/>
          <table:table-cell table:style-name="ce2" office:value-type="float" office:value="98.5" calcext:value-type="float">
            <text:p>98,50</text:p>
          </table:table-cell>
          <table:table-cell office:value-type="float" office:value="1.469" calcext:value-type="float">
            <text:p>1,47</text:p>
          </table:table-cell>
          <table:table-cell table:formula="of:=[.J4]+FLOOR([.$F$9]/[.H4])" office:value-type="float" office:value="2317" calcext:value-type="float">
            <text:p>2317</text:p>
          </table:table-cell>
          <table:table-cell table:formula="of:=[.J5]*[.I5]" office:value-type="float" office:value="3403.673" calcext:value-type="float">
            <text:p>3.403,6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5-01" calcext:value-type="date">
            <text:p>01/05/20</text:p>
          </table:table-cell>
          <table:table-cell table:style-name="ce5" office:value-type="string" calcext:value-type="string">
            <text:p>Anuais →</text:p>
          </table:table-cell>
          <table:table-cell table:style-name="ce2" office:value-type="float" office:value="5310" calcext:value-type="float">
            <text:p>5.310,00</text:p>
          </table:table-cell>
          <table:table-cell/>
          <table:table-cell table:style-name="ce2" office:value-type="float" office:value="109.699997" calcext:value-type="float">
            <text:p>109,70</text:p>
          </table:table-cell>
          <table:table-cell office:value-type="float" office:value="0" calcext:value-type="float">
            <text:p>0,00</text:p>
          </table:table-cell>
          <table:table-cell table:formula="of:=[.J5]+FLOOR([.$F$9]/[.H5])" office:value-type="float" office:value="2323" calcext:value-type="float">
            <text:p>2323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6-01" calcext:value-type="date">
            <text:p>01/06/20</text:p>
          </table:table-cell>
          <table:table-cell table:style-name="ce5" office:value-type="string" calcext:value-type="string">
            <text:p>Chave →</text:p>
          </table:table-cell>
          <table:table-cell table:style-name="ce2" office:value-type="float" office:value="23875.24" calcext:value-type="float">
            <text:p>23.875,24</text:p>
          </table:table-cell>
          <table:table-cell/>
          <table:table-cell table:style-name="ce2" office:value-type="float" office:value="117" calcext:value-type="float">
            <text:p>117,00</text:p>
          </table:table-cell>
          <table:table-cell office:value-type="float" office:value="0" calcext:value-type="float">
            <text:p>0,00</text:p>
          </table:table-cell>
          <table:table-cell table:formula="of:=[.J6]+FLOOR([.$F$9]/[.H6])" office:value-type="float" office:value="2328" calcext:value-type="float">
            <text:p>2328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7-01" calcext:value-type="date">
            <text:p>01/07/20</text:p>
          </table:table-cell>
          <table:table-cell table:style-name="Default" table:number-columns-repeated="2"/>
          <table:table-cell/>
          <table:table-cell table:style-name="ce2" office:value-type="float" office:value="113.410004" calcext:value-type="float">
            <text:p>113,41</text:p>
          </table:table-cell>
          <table:table-cell office:value-type="float" office:value="2.41" calcext:value-type="float">
            <text:p>2,41</text:p>
          </table:table-cell>
          <table:table-cell table:formula="of:=[.J7]+FLOOR([.$F$9]/[.H7])" office:value-type="float" office:value="2333" calcext:value-type="float">
            <text:p>2333</text:p>
          </table:table-cell>
          <table:table-cell table:formula="of:=[.J8]*[.I8]" office:value-type="float" office:value="5622.53" calcext:value-type="float">
            <text:p>5.622,53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8-01" calcext:value-type="date">
            <text:p>01/08/20</text:p>
          </table:table-cell>
          <table:table-cell table:style-name="ce12" office:value-type="string" calcext:value-type="string">
            <text:p>Investimento mensal →</text:p>
          </table:table-cell>
          <table:table-cell table:style-name="ce2" office:value-type="float" office:value="600" calcext:value-type="float">
            <text:p>600,00</text:p>
          </table:table-cell>
          <table:table-cell/>
          <table:table-cell table:style-name="ce2" office:value-type="float" office:value="110.900002" calcext:value-type="float">
            <text:p>110,90</text:p>
          </table:table-cell>
          <table:table-cell office:value-type="float" office:value="0" calcext:value-type="float">
            <text:p>0,00</text:p>
          </table:table-cell>
          <table:table-cell table:formula="of:=[.J8]+FLOOR([.$F$9]/[.H8])" office:value-type="float" office:value="2338" calcext:value-type="float">
            <text:p>2338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09-01" calcext:value-type="date">
            <text:p>01/09/20</text:p>
          </table:table-cell>
          <table:table-cell table:style-name="ce5" office:value-type="string" calcext:value-type="string">
            <text:p>Número de ações inic. →</text:p>
          </table:table-cell>
          <table:table-cell table:style-name="ce16" office:value-type="float" office:value="2293" calcext:value-type="float">
            <text:p>2.293</text:p>
          </table:table-cell>
          <table:table-cell/>
          <table:table-cell table:style-name="ce2" office:value-type="float" office:value="97.360001" calcext:value-type="float">
            <text:p>97,36</text:p>
          </table:table-cell>
          <table:table-cell office:value-type="float" office:value="0" calcext:value-type="float">
            <text:p>0,00</text:p>
          </table:table-cell>
          <table:table-cell table:formula="of:=[.J9]+FLOOR([.$F$9]/[.H9])" office:value-type="float" office:value="2343" calcext:value-type="float">
            <text:p>2343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10-01" calcext:value-type="date">
            <text:p>01/10/20</text:p>
          </table:table-cell>
          <table:table-cell table:style-name="ce13"/>
          <table:table-cell table:number-columns-repeated="2"/>
          <table:table-cell table:style-name="ce2" office:value-type="float" office:value="76.75" calcext:value-type="float">
            <text:p>76,75</text:p>
          </table:table-cell>
          <table:table-cell office:value-type="float" office:value="0" calcext:value-type="float">
            <text:p>0,00</text:p>
          </table:table-cell>
          <table:table-cell table:formula="of:=[.J10]+FLOOR([.$F$9]/[.H10])" office:value-type="float" office:value="2349" calcext:value-type="float">
            <text:p>2349</text:p>
          </table:table-cell>
          <table:table-cell table:formula="of:=[.J11]*[.I11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11-01" calcext:value-type="date">
            <text:p>01/11/20</text:p>
          </table:table-cell>
          <table:table-cell table:style-name="ce5" office:value-type="string" calcext:value-type="string">
            <text:p>Número de ações fin. →</text:p>
          </table:table-cell>
          <table:table-cell table:style-name="ce2" table:formula="of:=[.J23]" office:value-type="float" office:value="2435" calcext:value-type="float">
            <text:p>2.435,00</text:p>
          </table:table-cell>
          <table:table-cell/>
          <table:table-cell table:style-name="ce2" office:value-type="float" office:value="72" calcext:value-type="float">
            <text:p>72,00</text:p>
          </table:table-cell>
          <table:table-cell office:value-type="float" office:value="0" calcext:value-type="float">
            <text:p>0,00</text:p>
          </table:table-cell>
          <table:table-cell table:formula="of:=[.J11]+FLOOR([.$F$9]/[.H11])" office:value-type="float" office:value="2356" calcext:value-type="float">
            <text:p>2356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0-12-01" calcext:value-type="date">
            <text:p>01/12/20</text:p>
          </table:table-cell>
          <table:table-cell table:style-name="ce12" office:value-type="string" calcext:value-type="string">
            <text:p>Valor das ações →</text:p>
          </table:table-cell>
          <table:table-cell table:style-name="ce2" table:formula="of:=[.F12]*[.H23]" office:value-type="float" office:value="178339.39513" calcext:value-type="float">
            <text:p>178.339,40</text:p>
          </table:table-cell>
          <table:table-cell/>
          <table:table-cell table:style-name="ce2" office:value-type="float" office:value="71.300003" calcext:value-type="float">
            <text:p>71,30</text:p>
          </table:table-cell>
          <table:table-cell office:value-type="float" office:value="0" calcext:value-type="float">
            <text:p>0,00</text:p>
          </table:table-cell>
          <table:table-cell table:formula="of:=[.J12]+FLOOR([.$F$9]/[.H12])" office:value-type="float" office:value="2364" calcext:value-type="float">
            <text:p>2364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/>
          <table:table-cell table:style-name="ce3" office:value-type="date" office:date-value="2021-01-01" calcext:value-type="date">
            <text:p>01/01/21</text:p>
          </table:table-cell>
          <table:table-cell table:style-name="ce5" office:value-type="string" calcext:value-type="string">
            <text:p>Rendimento total →</text:p>
          </table:table-cell>
          <table:table-cell table:style-name="ce2" table:formula="of:=[.K24]" office:value-type="float" office:value="40305.15" calcext:value-type="float">
            <text:p>40.305,15</text:p>
          </table:table-cell>
          <table:table-cell/>
          <table:table-cell table:style-name="ce2" office:value-type="float" office:value="79" calcext:value-type="float">
            <text:p>79,00</text:p>
          </table:table-cell>
          <table:table-cell office:value-type="float" office:value="0" calcext:value-type="float">
            <text:p>0,00</text:p>
          </table:table-cell>
          <table:table-cell table:formula="of:=[.J13]+FLOOR([.$F$9]/[.H13])" office:value-type="float" office:value="2372" calcext:value-type="float">
            <text:p>2372</text:p>
          </table:table-cell>
          <table:table-cell table:formula="of:=[.J14]*[.I14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2-01" calcext:value-type="date">
            <text:p>01/02/21</text:p>
          </table:table-cell>
          <table:table-cell table:style-name="ce13" office:value-type="string" calcext:value-type="string">
            <text:p>Patrimônio total →</text:p>
          </table:table-cell>
          <table:table-cell table:style-name="ce2" table:formula="of:=[.F13]+[.F14]" office:value-type="float" office:value="218644.54513" calcext:value-type="float">
            <text:p>218.644,55</text:p>
          </table:table-cell>
          <table:table-cell/>
          <table:table-cell table:style-name="ce2" office:value-type="float" office:value="81.5" calcext:value-type="float">
            <text:p>81,50</text:p>
          </table:table-cell>
          <table:table-cell office:value-type="float" office:value="0" calcext:value-type="float">
            <text:p>0,00</text:p>
          </table:table-cell>
          <table:table-cell table:formula="of:=[.J14]+FLOOR([.$F$9]/[.H14])" office:value-type="float" office:value="2379" calcext:value-type="float">
            <text:p>2379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3-01" calcext:value-type="date">
            <text:p>01/03/21</text:p>
          </table:table-cell>
          <table:table-cell table:style-name="ce5"/>
          <table:table-cell table:style-name="ce16"/>
          <table:table-cell/>
          <table:table-cell table:style-name="ce2" office:value-type="float" office:value="92.279999" calcext:value-type="float">
            <text:p>92,28</text:p>
          </table:table-cell>
          <table:table-cell office:value-type="float" office:value="0" calcext:value-type="float">
            <text:p>0,00</text:p>
          </table:table-cell>
          <table:table-cell table:formula="of:=[.J15]+FLOOR([.$F$9]/[.H15])" office:value-type="float" office:value="2386" calcext:value-type="float">
            <text:p>2386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4-01" calcext:value-type="date">
            <text:p>01/04/21</text:p>
          </table:table-cell>
          <table:table-cell table:style-name="ce5" office:value-type="string" calcext:value-type="string">
            <text:p>Restante após <text:s text:c="4"/></text:p>
          </table:table-cell>
          <table:table-cell table:style-name="ce2"/>
          <table:table-cell/>
          <table:table-cell table:style-name="ce2" office:value-type="float" office:value="96.779999" calcext:value-type="float">
            <text:p>96,78</text:p>
          </table:table-cell>
          <table:table-cell office:value-type="float" office:value="0.72" calcext:value-type="float">
            <text:p>0,72</text:p>
          </table:table-cell>
          <table:table-cell table:formula="of:=[.J16]+FLOOR([.$F$9]/[.H16])" office:value-type="float" office:value="2392" calcext:value-type="float">
            <text:p>2392</text:p>
          </table:table-cell>
          <table:table-cell table:formula="of:=[.J17]*[.I17]" office:value-type="float" office:value="1722.24" calcext:value-type="float">
            <text:p>1.722,2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5-01" calcext:value-type="date">
            <text:p>01/05/21</text:p>
          </table:table-cell>
          <table:table-cell table:style-name="ce13" office:value-type="string" calcext:value-type="string">
            <text:p>Financiamento →</text:p>
          </table:table-cell>
          <table:table-cell table:style-name="ce2" table:formula="of:=[.C81]" office:value-type="float" office:value="314761.223447136" calcext:value-type="float">
            <text:p>314.761,22</text:p>
          </table:table-cell>
          <table:table-cell/>
          <table:table-cell table:style-name="ce2" office:value-type="float" office:value="83.160004" calcext:value-type="float">
            <text:p>83,16</text:p>
          </table:table-cell>
          <table:table-cell office:value-type="float" office:value="0" calcext:value-type="float">
            <text:p>0,00</text:p>
          </table:table-cell>
          <table:table-cell table:formula="of:=[.J17]+FLOOR([.$F$9]/[.H17])" office:value-type="float" office:value="2398" calcext:value-type="float">
            <text:p>2398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6-01" calcext:value-type="date">
            <text:p>01/06/21</text:p>
          </table:table-cell>
          <table:table-cell table:style-name="ce3"/>
          <table:table-cell table:number-columns-repeated="2"/>
          <table:table-cell table:style-name="ce2" office:value-type="float" office:value="86.190002" calcext:value-type="float">
            <text:p>86,19</text:p>
          </table:table-cell>
          <table:table-cell office:value-type="float" office:value="0" calcext:value-type="float">
            <text:p>0,00</text:p>
          </table:table-cell>
          <table:table-cell table:formula="of:=[.J18]+FLOOR([.$F$9]/[.H18])" office:value-type="float" office:value="2405" calcext:value-type="float">
            <text:p>2405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7-01" calcext:value-type="date">
            <text:p>01/07/21</text:p>
          </table:table-cell>
          <table:table-cell table:style-name="ce3"/>
          <table:table-cell table:number-columns-repeated="2"/>
          <table:table-cell table:style-name="ce2" office:value-type="float" office:value="75.519997" calcext:value-type="float">
            <text:p>75,52</text:p>
          </table:table-cell>
          <table:table-cell office:value-type="float" office:value="8.197" calcext:value-type="float">
            <text:p>8,20</text:p>
          </table:table-cell>
          <table:table-cell table:formula="of:=[.J19]+FLOOR([.$F$9]/[.H19])" office:value-type="float" office:value="2411" calcext:value-type="float">
            <text:p>2411</text:p>
          </table:table-cell>
          <table:table-cell table:formula="of:=[.J20]*[.I20]" office:value-type="float" office:value="19762.967" calcext:value-type="float">
            <text:p>19.762,9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8-01" calcext:value-type="date">
            <text:p>01/08/21</text:p>
          </table:table-cell>
          <table:table-cell table:style-name="ce3"/>
          <table:table-cell table:number-columns-repeated="2"/>
          <table:table-cell table:style-name="ce2" office:value-type="float" office:value="68.940002" calcext:value-type="float">
            <text:p>68,94</text:p>
          </table:table-cell>
          <table:table-cell office:value-type="float" office:value="0" calcext:value-type="float">
            <text:p>0,00</text:p>
          </table:table-cell>
          <table:table-cell table:formula="of:=[.J20]+FLOOR([.$F$9]/[.H20])" office:value-type="float" office:value="2418" calcext:value-type="float">
            <text:p>2418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/>
          <table:table-cell table:style-name="ce3" office:value-type="date" office:date-value="2021-09-01" calcext:value-type="date">
            <text:p>01/09/21</text:p>
          </table:table-cell>
          <table:table-cell table:style-name="ce3"/>
          <table:table-cell table:number-columns-repeated="2"/>
          <table:table-cell table:style-name="ce2" office:value-type="float" office:value="63.98" calcext:value-type="float">
            <text:p>63,98</text:p>
          </table:table-cell>
          <table:table-cell office:value-type="float" office:value="0" calcext:value-type="float">
            <text:p>0,00</text:p>
          </table:table-cell>
          <table:table-cell table:formula="of:=[.J21]+FLOOR([.$F$9]/[.H21])" office:value-type="float" office:value="2426" calcext:value-type="float">
            <text:p>2426</text:p>
          </table:table-cell>
          <table:table-cell/>
          <table:table-cell table:style-name="ce2"/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[.F15]" office:value-type="float" office:value="218644.54513" calcext:value-type="float">
            <text:p>218.644,55</text:p>
          </table:table-cell>
          <table:table-cell table:style-name="ce3" office:value-type="date" office:date-value="2021-10-01" calcext:value-type="date">
            <text:p>01/10/21</text:p>
          </table:table-cell>
          <table:table-cell table:style-name="ce3"/>
          <table:table-cell table:number-columns-repeated="2"/>
          <table:table-cell table:style-name="ce2" office:value-type="float" office:value="73.239998" calcext:value-type="float">
            <text:p>73,24</text:p>
          </table:table-cell>
          <table:table-cell office:value-type="float" office:value="0" calcext:value-type="float">
            <text:p>0,00</text:p>
          </table:table-cell>
          <table:table-cell table:formula="of:=[.J22]+FLOOR([.$F$9]/[.H22])" office:value-type="float" office:value="2435" calcext:value-type="float">
            <text:p>2435</text:p>
          </table:table-cell>
          <table:table-cell table:formula="of:=[.J23]*[.I23]" office:value-type="float" office:value="0" calcext:value-type="float">
            <text:p>0,00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3]*[.$F$2])+[.B23]" office:value-type="float" office:value="220310.804908726" calcext:value-type="float">
            <text:p>220.310,80</text:p>
          </table:table-cell>
          <table:table-cell table:style-name="ce3" office:value-type="date" office:date-value="2021-11-01" calcext:value-type="date">
            <text:p>01/11/21</text:p>
          </table:table-cell>
          <table:table-cell table:style-name="ce3"/>
          <table:table-cell/>
          <table:table-cell table:style-name="ce5"/>
          <table:table-cell table:style-name="ce2"/>
          <table:table-cell/>
          <table:table-cell table:style-name="ce5" office:value-type="string" calcext:value-type="string">
            <text:p>Total: </text:p>
          </table:table-cell>
          <table:table-cell table:formula="of:=SUM([.K2:.K23])" office:value-type="float" office:value="40305.15" calcext:value-type="float">
            <text:p>40.305,1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4]*[.$F$2])+[.B24]" office:value-type="float" office:value="221995.050147343" calcext:value-type="float">
            <text:p>221.995,05</text:p>
          </table:table-cell>
          <table:table-cell table:style-name="ce3" office:value-type="date" office:date-value="2021-12-01" calcext:value-type="date">
            <text:p>01/12/21</text:p>
          </table:table-cell>
          <table:table-cell table:style-name="ce3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25]*[.$F$2])+[.B25]" office:value-type="float" office:value="223697.474979307" calcext:value-type="float">
            <text:p>223.697,47</text:p>
          </table:table-cell>
          <table:table-cell table:style-name="ce3" office:value-type="date" office:date-value="2022-01-01" calcext:value-type="date">
            <text:p>01/01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6]*[.$F$2])+[.B26]" office:value-type="float" office:value="220108.27563353" calcext:value-type="float">
            <text:p>220.108,28</text:p>
          </table:table-cell>
          <table:table-cell table:style-name="ce3" office:value-type="date" office:date-value="2022-02-01" calcext:value-type="date">
            <text:p>01/02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7]*[.$F$2])+[.B27]" office:value-type="float" office:value="221790.33478916" calcext:value-type="float">
            <text:p>221.790,33</text:p>
          </table:table-cell>
          <table:table-cell table:style-name="ce3" office:value-type="date" office:date-value="2022-03-01" calcext:value-type="date">
            <text:p>01/03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8]*[.$F$2])+[.B28]" office:value-type="float" office:value="223490.54994175" calcext:value-type="float">
            <text:p>223.490,55</text:p>
          </table:table-cell>
          <table:table-cell table:style-name="ce3" office:value-type="date" office:date-value="2022-04-01" calcext:value-type="date">
            <text:p>01/04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29]*[.$F$2])+[.B29]" office:value-type="float" office:value="225209.117065517" calcext:value-type="float">
            <text:p>225.209,12</text:p>
          </table:table-cell>
          <table:table-cell table:style-name="ce3" office:value-type="date" office:date-value="2022-05-01" calcext:value-type="date">
            <text:p>01/05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0]*[.$F$2])+[.B30]" office:value-type="float" office:value="226946.234250008" calcext:value-type="float">
            <text:p>226.946,23</text:p>
          </table:table-cell>
          <table:table-cell table:style-name="ce3" office:value-type="date" office:date-value="2022-06-01" calcext:value-type="date">
            <text:p>01/06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1]*[.$F$2])+[.B31]" office:value-type="float" office:value="228702.101722926" calcext:value-type="float">
            <text:p>228.702,10</text:p>
          </table:table-cell>
          <table:table-cell table:style-name="ce3" office:value-type="date" office:date-value="2022-07-01" calcext:value-type="date">
            <text:p>01/07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2]*[.$F$2])+[.B32]" office:value-type="float" office:value="230476.92187322" calcext:value-type="float">
            <text:p>230.476,92</text:p>
          </table:table-cell>
          <table:table-cell table:style-name="ce3" office:value-type="date" office:date-value="2022-08-01" calcext:value-type="date">
            <text:p>01/08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3]*[.$F$2])+[.B33]" office:value-type="float" office:value="232270.899274403" calcext:value-type="float">
            <text:p>232.270,90</text:p>
          </table:table-cell>
          <table:table-cell table:style-name="ce3" office:value-type="date" office:date-value="2022-09-01" calcext:value-type="date">
            <text:p>01/09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4]*[.$F$2])+[.B34]" office:value-type="float" office:value="234084.240708137" calcext:value-type="float">
            <text:p>234.084,24</text:p>
          </table:table-cell>
          <table:table-cell table:style-name="ce3" office:value-type="date" office:date-value="2022-10-01" calcext:value-type="date">
            <text:p>01/10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5]*[.$F$2])+[.B35]" office:value-type="float" office:value="235917.155188068" calcext:value-type="float">
            <text:p>235.917,16</text:p>
          </table:table-cell>
          <table:table-cell table:style-name="ce3" office:value-type="date" office:date-value="2022-11-01" calcext:value-type="date">
            <text:p>01/11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6]*[.$F$2])+[.B36]" office:value-type="float" office:value="237769.853983917" calcext:value-type="float">
            <text:p>237.769,85</text:p>
          </table:table-cell>
          <table:table-cell table:style-name="ce3" office:value-type="date" office:date-value="2022-12-01" calcext:value-type="date">
            <text:p>01/12/22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37]*[.$F$2])+[.B37]" office:value-type="float" office:value="239642.550645831" calcext:value-type="float">
            <text:p>239.642,55</text:p>
          </table:table-cell>
          <table:table-cell table:style-name="ce3" office:value-type="date" office:date-value="2023-01-01" calcext:value-type="date">
            <text:p>01/01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8]*[.$F$2])+[.B38]" office:value-type="float" office:value="236225.461028997" calcext:value-type="float">
            <text:p>236.225,46</text:p>
          </table:table-cell>
          <table:table-cell table:style-name="ce3" office:value-type="date" office:date-value="2023-02-01" calcext:value-type="date">
            <text:p>01/02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39]*[.$F$2])+[.B39]" office:value-type="float" office:value="238081.487650679" calcext:value-type="float">
            <text:p>238.081,49</text:p>
          </table:table-cell>
          <table:table-cell table:style-name="ce3" office:value-type="date" office:date-value="2023-03-01" calcext:value-type="date">
            <text:p>01/03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0]*[.$F$2])+[.B40]" office:value-type="float" office:value="239957.548058682" calcext:value-type="float">
            <text:p>239.957,55</text:p>
          </table:table-cell>
          <table:table-cell table:style-name="ce3" office:value-type="date" office:date-value="2023-04-01" calcext:value-type="date">
            <text:p>01/04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1]*[.$F$2])+[.B41]" office:value-type="float" office:value="241853.858495913" calcext:value-type="float">
            <text:p>241.853,86</text:p>
          </table:table-cell>
          <table:table-cell table:style-name="ce3" office:value-type="date" office:date-value="2023-05-01" calcext:value-type="date">
            <text:p>01/05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2]*[.$F$2])+[.B42]" office:value-type="float" office:value="243770.637539388" calcext:value-type="float">
            <text:p>243.770,64</text:p>
          </table:table-cell>
          <table:table-cell table:style-name="ce3" office:value-type="date" office:date-value="2023-06-01" calcext:value-type="date">
            <text:p>01/06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3]*[.$F$2])+[.B43]" office:value-type="float" office:value="245708.106125422" calcext:value-type="float">
            <text:p>245.708,11</text:p>
          </table:table-cell>
          <table:table-cell table:style-name="ce3" office:value-type="date" office:date-value="2023-07-01" calcext:value-type="date">
            <text:p>01/07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4]*[.$F$2])+[.B44]" office:value-type="float" office:value="247666.487575099" calcext:value-type="float">
            <text:p>247.666,49</text:p>
          </table:table-cell>
          <table:table-cell table:style-name="ce3" office:value-type="date" office:date-value="2023-08-01" calcext:value-type="date">
            <text:p>01/08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5]*[.$F$2])+[.B45]" office:value-type="float" office:value="249646.007620008" calcext:value-type="float">
            <text:p>249.646,01</text:p>
          </table:table-cell>
          <table:table-cell table:style-name="ce3" office:value-type="date" office:date-value="2023-09-01" calcext:value-type="date">
            <text:p>01/09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6]*[.$F$2])+[.B46]" office:value-type="float" office:value="251646.894428267" calcext:value-type="float">
            <text:p>251.646,89</text:p>
          </table:table-cell>
          <table:table-cell table:style-name="ce3" office:value-type="date" office:date-value="2023-10-01" calcext:value-type="date">
            <text:p>01/10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7]*[.$F$2])+[.B47]" office:value-type="float" office:value="253669.37863082" calcext:value-type="float">
            <text:p>253.669,38</text:p>
          </table:table-cell>
          <table:table-cell table:style-name="ce3" office:value-type="date" office:date-value="2023-11-01" calcext:value-type="date">
            <text:p>01/11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48]*[.$F$2])+[.B48]" office:value-type="float" office:value="255713.69334802" calcext:value-type="float">
            <text:p>255.713,69</text:p>
          </table:table-cell>
          <table:table-cell table:style-name="ce3" office:value-type="date" office:date-value="2023-12-01" calcext:value-type="date">
            <text:p>01/12/23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49]*[.$F$2])+[.B49]" office:value-type="float" office:value="257780.074216502" calcext:value-type="float">
            <text:p>257.780,07</text:p>
          </table:table-cell>
          <table:table-cell table:style-name="ce3" office:value-type="date" office:date-value="2024-01-01" calcext:value-type="date">
            <text:p>01/01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0]*[.$F$2])+[.B50]" office:value-type="float" office:value="254558.759416339" calcext:value-type="float">
            <text:p>254.558,76</text:p>
          </table:table-cell>
          <table:table-cell table:style-name="ce3" office:value-type="date" office:date-value="2024-02-01" calcext:value-type="date">
            <text:p>01/02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1]*[.$F$2])+[.B51]" office:value-type="float" office:value="256612.674030657" calcext:value-type="float">
            <text:p>256.612,67</text:p>
          </table:table-cell>
          <table:table-cell table:style-name="ce3" office:value-type="date" office:date-value="2024-03-01" calcext:value-type="date">
            <text:p>01/03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2]*[.$F$2])+[.B52]" office:value-type="float" office:value="258688.758416691" calcext:value-type="float">
            <text:p>258.688,76</text:p>
          </table:table-cell>
          <table:table-cell table:style-name="ce3" office:value-type="date" office:date-value="2024-04-01" calcext:value-type="date">
            <text:p>01/04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3]*[.$F$2])+[.B53]" office:value-type="float" office:value="260787.251872988" calcext:value-type="float">
            <text:p>260.787,25</text:p>
          </table:table-cell>
          <table:table-cell table:style-name="ce3" office:value-type="date" office:date-value="2024-05-01" calcext:value-type="date">
            <text:p>01/05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4]*[.$F$2])+[.B54]" office:value-type="float" office:value="262908.396281058" calcext:value-type="float">
            <text:p>262.908,40</text:p>
          </table:table-cell>
          <table:table-cell table:style-name="ce3" office:value-type="date" office:date-value="2024-06-01" calcext:value-type="date">
            <text:p>01/06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5]*[.$F$2])+[.B55]" office:value-type="float" office:value="265052.436133261" calcext:value-type="float">
            <text:p>265.052,44</text:p>
          </table:table-cell>
          <table:table-cell table:style-name="ce3" office:value-type="date" office:date-value="2024-07-01" calcext:value-type="date">
            <text:p>01/07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6]*[.$F$2])+[.B56]" office:value-type="float" office:value="267219.618560985" calcext:value-type="float">
            <text:p>267.219,62</text:p>
          </table:table-cell>
          <table:table-cell table:style-name="ce3" office:value-type="date" office:date-value="2024-08-01" calcext:value-type="date">
            <text:p>01/08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7]*[.$F$2])+[.B57]" office:value-type="float" office:value="269410.193363133" calcext:value-type="float">
            <text:p>269.410,19</text:p>
          </table:table-cell>
          <table:table-cell table:style-name="ce3" office:value-type="date" office:date-value="2024-09-01" calcext:value-type="date">
            <text:p>01/09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8]*[.$F$2])+[.B58]" office:value-type="float" office:value="271624.413034914" calcext:value-type="float">
            <text:p>271.624,41</text:p>
          </table:table-cell>
          <table:table-cell table:style-name="ce3" office:value-type="date" office:date-value="2024-10-01" calcext:value-type="date">
            <text:p>01/10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59]*[.$F$2])+[.B59]" office:value-type="float" office:value="273862.532796949" calcext:value-type="float">
            <text:p>273.862,53</text:p>
          </table:table-cell>
          <table:table-cell table:style-name="ce3" office:value-type="date" office:date-value="2024-11-01" calcext:value-type="date">
            <text:p>01/11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0]*[.$F$2])+[.B60]" office:value-type="float" office:value="276124.810624686" calcext:value-type="float">
            <text:p>276.124,81</text:p>
          </table:table-cell>
          <table:table-cell table:style-name="ce3" office:value-type="date" office:date-value="2024-12-01" calcext:value-type="date">
            <text:p>01/12/24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61]*[.$F$2])+[.B61]" office:value-type="float" office:value="278411.507278139" calcext:value-type="float">
            <text:p>278.411,51</text:p>
          </table:table-cell>
          <table:table-cell table:style-name="ce3" office:value-type="date" office:date-value="2025-01-01" calcext:value-type="date">
            <text:p>01/01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2]*[.$F$2])+[.B62]" office:value-type="float" office:value="275412.886331941" calcext:value-type="float">
            <text:p>275.412,89</text:p>
          </table:table-cell>
          <table:table-cell table:style-name="ce3" office:value-type="date" office:date-value="2025-02-01" calcext:value-type="date">
            <text:p>01/02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3]*[.$F$2])+[.B63]" office:value-type="float" office:value="277691.898537881" calcext:value-type="float">
            <text:p>277.691,90</text:p>
          </table:table-cell>
          <table:table-cell table:style-name="ce3" office:value-type="date" office:date-value="2025-03-01" calcext:value-type="date">
            <text:p>01/03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4]*[.$F$2])+[.B64]" office:value-type="float" office:value="279995.510198926" calcext:value-type="float">
            <text:p>279.995,51</text:p>
          </table:table-cell>
          <table:table-cell table:style-name="ce3" office:value-type="date" office:date-value="2025-04-01" calcext:value-type="date">
            <text:p>01/04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5]*[.$F$2])+[.B65]" office:value-type="float" office:value="282323.986839409" calcext:value-type="float">
            <text:p>282.323,99</text:p>
          </table:table-cell>
          <table:table-cell table:style-name="ce3" office:value-type="date" office:date-value="2025-05-01" calcext:value-type="date">
            <text:p>01/05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6]*[.$F$2])+[.B66]" office:value-type="float" office:value="284677.596849706" calcext:value-type="float">
            <text:p>284.677,60</text:p>
          </table:table-cell>
          <table:table-cell table:style-name="ce3" office:value-type="date" office:date-value="2025-06-01" calcext:value-type="date">
            <text:p>01/06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7]*[.$F$2])+[.B67]" office:value-type="float" office:value="287056.611517176" calcext:value-type="float">
            <text:p>287.056,61</text:p>
          </table:table-cell>
          <table:table-cell table:style-name="ce3" office:value-type="date" office:date-value="2025-07-01" calcext:value-type="date">
            <text:p>01/07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8]*[.$F$2])+[.B68]" office:value-type="float" office:value="289461.30505743" calcext:value-type="float">
            <text:p>289.461,31</text:p>
          </table:table-cell>
          <table:table-cell table:style-name="ce3" office:value-type="date" office:date-value="2025-08-01" calcext:value-type="date">
            <text:p>01/08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69]*[.$F$2])+[.B69]" office:value-type="float" office:value="291891.954645937" calcext:value-type="float">
            <text:p>291.891,95</text:p>
          </table:table-cell>
          <table:table-cell table:style-name="ce3" office:value-type="date" office:date-value="2025-09-01" calcext:value-type="date">
            <text:p>01/09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0]*[.$F$2])+[.B70]" office:value-type="float" office:value="294348.840449975" calcext:value-type="float">
            <text:p>294.348,84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1]*[.$F$2])+[.B71]" office:value-type="float" office:value="296832.24566092" calcext:value-type="float">
            <text:p>296.832,25</text:p>
          </table:table-cell>
          <table:table-cell table:style-name="ce3" office:value-type="date" office:date-value="2025-11-01" calcext:value-type="date">
            <text:p>01/11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2]*[.$F$2])+[.B72]" office:value-type="float" office:value="299342.456526893" calcext:value-type="float">
            <text:p>299.342,46</text:p>
          </table:table-cell>
          <table:table-cell table:style-name="ce3" office:value-type="date" office:date-value="2025-12-01" calcext:value-type="date">
            <text:p>01/12/25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F$5] + [.$F$6])*-1" office:value-type="float" office:value="-6003.77" calcext:value-type="float">
            <text:p>-6.003,77</text:p>
          </table:table-cell>
          <table:table-cell table:style-name="ce2" table:formula="of:=([.C73]*[.$F$2])+[.B73]" office:value-type="float" office:value="301879.76238575" calcext:value-type="float">
            <text:p>301.879,76</text:p>
          </table:table-cell>
          <table:table-cell table:style-name="ce3" office:value-type="date" office:date-value="2026-01-01" calcext:value-type="date">
            <text:p>01/01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4]*[.$F$2])+[.B74]" office:value-type="float" office:value="299134.455698437" calcext:value-type="float">
            <text:p>299.134,46</text:p>
          </table:table-cell>
          <table:table-cell table:style-name="ce3" office:value-type="date" office:date-value="2026-02-01" calcext:value-type="date">
            <text:p>01/02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5]*[.$F$2])+[.B75]" office:value-type="float" office:value="301669.516414847" calcext:value-type="float">
            <text:p>301.669,52</text:p>
          </table:table-cell>
          <table:table-cell table:style-name="ce3" office:value-type="date" office:date-value="2026-03-01" calcext:value-type="date">
            <text:p>01/03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6]*[.$F$2])+[.B76]" office:value-type="float" office:value="304231.940351218" calcext:value-type="float">
            <text:p>304.231,94</text:p>
          </table:table-cell>
          <table:table-cell table:style-name="ce3" office:value-type="date" office:date-value="2026-04-01" calcext:value-type="date">
            <text:p>01/04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7]*[.$F$2])+[.B77]" office:value-type="float" office:value="306822.022863713" calcext:value-type="float">
            <text:p>306.822,02</text:p>
          </table:table-cell>
          <table:table-cell table:style-name="ce3" office:value-type="date" office:date-value="2026-05-01" calcext:value-type="date">
            <text:p>01/05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8]*[.$F$2])+[.B78]" office:value-type="float" office:value="309440.062496543" calcext:value-type="float">
            <text:p>309.440,06</text:p>
          </table:table-cell>
          <table:table-cell table:style-name="ce3" office:value-type="date" office:date-value="2026-06-01" calcext:value-type="date">
            <text:p>01/06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F$5])*-1" office:value-type="float" office:value="-693.77" calcext:value-type="float">
            <text:p>-693,77</text:p>
          </table:table-cell>
          <table:table-cell table:style-name="ce2" table:formula="of:=([.C79]*[.$F$2])+[.B79]" office:value-type="float" office:value="312086.36101638" calcext:value-type="float">
            <text:p>312.086,36</text:p>
          </table:table-cell>
          <table:table-cell table:style-name="ce3" office:value-type="date" office:date-value="2026-07-01" calcext:value-type="date">
            <text:p>01/07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F7]+[.F5])*-1" office:value-type="float" office:value="-24569.01" calcext:value-type="float">
            <text:p>-24.569,01</text:p>
          </table:table-cell>
          <table:table-cell table:style-name="ce2" table:formula="of:=([.C80]*[.$F$2])+[.B80]" office:value-type="float" office:value="314761.223447136" calcext:value-type="float">
            <text:p>314.761,22</text:p>
          </table:table-cell>
          <table:table-cell table:style-name="ce3" office:value-type="date" office:date-value="2026-08-01" calcext:value-type="date">
            <text:p>01/08/26</text:p>
          </table:table-cell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1])" office:value-type="float" office:value="-119609.92" calcext:value-type="float">
            <text:p>-119.609,92</text:p>
          </table:table-cell>
          <table:table-cell table:style-name="ce2"/>
          <table:table-cell/>
          <table:table-cell table:style-name="ce3"/>
          <table:table-cell table:number-columns-repeated="6"/>
          <table:table-cell table:style-name="ce2"/>
          <table:table-cell table:number-columns-repeated="16372"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 table:number-columns-repeated="16379"/>
        </table:table-row>
        <table:table-row table:style-name="ro1" table:number-rows-repeated="35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6379"/>
        </table:table-row>
        <table:table-row table:style-name="ro1" table:number-rows-repeated="80"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ce2"/>
          <table:table-cell table:number-columns-repeated="16377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6:11.386959318</meta:creation-date>
    <dc:date>2023-01-05T17:08:23.545148034</dc:date>
    <meta:editing-duration>PT1H45M17S</meta:editing-duration>
    <meta:editing-cycles>7</meta:editing-cycles>
    <meta:generator>LibreOffice/7.4.3.2$Linux_X86_64 LibreOffice_project/40$Build-2</meta:generator>
    <meta:document-statistic meta:table-count="1" meta:cell-count="412" meta:object-count="0"/>
  </office:meta>
</office:document-meta>
</file>